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31df0" style:text-blinking="false" fo:background-color="transparent" style:font-weight-asian="normal" style:font-weight-complex="normal"/>
    </style:style>
    <style:style style:name="P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4514" style:text-blinking="false" fo:background-color="transparent"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21590" style:text-blinking="false" fo:background-color="transparent"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466e8" style:text-blinking="false" fo:background-color="transparent"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21590" style:text-blinking="false" fo:background-color="transparent" style:font-weight-asian="bold" style:font-weight-complex="bold"/>
    </style:style>
    <style:style style:name="P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1df0" style:text-blinking="false" fo:background-color="transparent" style:font-weight-asian="bold" style:font-weight-complex="bold"/>
    </style:style>
    <style:style style:name="P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5a74" style:text-blinking="false" fo:background-color="transparent" style:font-weight-asian="bold" style:font-weight-complex="bold"/>
    </style:style>
    <style:style style:name="P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466e8" style:text-blinking="false" fo:background-color="transparent" style:font-weight-asian="bold" style:font-weight-complex="bold"/>
    </style:style>
    <style:style style:name="P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4514" style:text-blinking="false" fo:background-color="transparent" style:font-weight-asian="bold" style:font-weight-complex="bold"/>
    </style:style>
    <style:style style:name="P1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1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0c675" style:text-blinking="false" fo:background-color="transparent" style:font-weight-asian="bold" style:font-weight-complex="bold"/>
    </style:style>
    <style:style style:name="P1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27385" style:text-blinking="false" fo:background-color="transparent" style:font-size-asian="14pt" style:font-weight-asian="normal" style:font-size-complex="14pt" style:font-weight-complex="normal"/>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font-size-asian="14pt" style:font-weight-asian="normal" style:font-size-complex="14pt" style:font-weight-complex="normal"/>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size-asian="14pt" style:font-weight-asian="bold" style:font-size-complex="14pt" style:font-weight-complex="bold"/>
    </style:style>
    <style:style style:name="P2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ebe59" style:text-blinking="false" fo:background-color="transparent" style:font-weight-asian="normal" style:font-weight-complex="normal"/>
    </style:style>
    <style:style style:name="P2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35661" style:text-blinking="false" fo:background-color="transparent"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4b358" style:text-blinking="false" fo:background-color="transparent" style:font-weight-asian="normal" style:font-weight-complex="normal"/>
    </style:style>
    <style:style style:name="P2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862dc" style:text-blinking="false" fo:background-color="transparent" style:font-weight-asian="normal" style:font-weight-complex="normal"/>
    </style:style>
    <style:style style:name="P2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35661" officeooo:paragraph-rsid="00335661" style:text-blinking="false" fo:background-color="transparent" style:font-weight-asian="normal" style:font-weight-complex="normal"/>
    </style:style>
    <style:style style:name="P2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4b358" officeooo:paragraph-rsid="0034b358" style:text-blinking="false" fo:background-color="transparent" style:font-weight-asian="normal" style:font-weight-complex="normal"/>
    </style:style>
    <style:style style:name="P2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373351" officeooo:paragraph-rsid="00373351" style:text-blinking="false" fo:background-color="transparent" style:font-weight-asian="normal" style:font-weight-complex="normal"/>
    </style:style>
    <style:style style:name="P2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3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ebe59" style:text-blinking="false" fo:background-color="transparent" style:font-weight-asian="bold" style:font-weight-complex="bold"/>
    </style:style>
    <style:style style:name="P3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35661" style:text-blinking="false" fo:background-color="transparent" style:font-weight-asian="bold" style:font-weight-complex="bold"/>
    </style:style>
    <style:style style:name="P3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65e99" style:text-blinking="false" fo:background-color="transparent" style:font-weight-asian="bold" style:font-weight-complex="bold"/>
    </style:style>
    <style:style style:name="P3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3862dc" style:text-blinking="false" fo:background-color="transparent" style:font-weight-asian="bold" style:font-weight-complex="bold"/>
    </style:style>
    <style:style style:name="P3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paragraph-rsid="0031dd78" style:text-blinking="false" fo:background-color="transparent" style:font-size-asian="14pt" style:font-weight-asian="normal" style:font-size-complex="14pt" style:font-weight-complex="normal"/>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font-size-asian="14pt" style:font-weight-asian="normal" style:font-size-complex="14pt" style:font-weight-complex="normal"/>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65e99" style:text-blinking="false" fo:background-color="transparent" style:font-weight-asian="normal" style:font-weight-complex="normal"/>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3862dc" style:text-blinking="false" fo:background-color="transparent" style:font-weight-asian="normal" style:font-weight-complex="normal"/>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335661"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3862dc" style:text-blinking="false" fo:background-color="transparent"/>
    </style:style>
    <style:style style:name="T1" style:family="text">
      <style:text-properties officeooo:rsid="00121590"/>
    </style:style>
    <style:style style:name="T2" style:family="text">
      <style:text-properties officeooo:rsid="00131df0"/>
    </style:style>
    <style:style style:name="T3" style:family="text">
      <style:text-properties officeooo:rsid="00135a74"/>
    </style:style>
    <style:style style:name="T4" style:family="text">
      <style:text-properties officeooo:rsid="001466e8"/>
    </style:style>
    <style:style style:name="T5" style:family="text">
      <style:text-properties officeooo:rsid="00164514"/>
    </style:style>
    <style:style style:name="T6" style:family="text">
      <style:text-properties officeooo:rsid="002ebe59"/>
    </style:style>
    <style:style style:name="T7" style:family="text">
      <style:text-properties officeooo:rsid="002fef5a"/>
    </style:style>
    <style:style style:name="T8" style:family="text">
      <style:text-properties officeooo:rsid="0031dd78"/>
    </style:style>
    <style:style style:name="T9" style:family="text">
      <style:text-properties officeooo:rsid="003355c8"/>
    </style:style>
    <style:style style:name="T10" style:family="text">
      <style:text-properties officeooo:rsid="00335661"/>
    </style:style>
    <style:style style:name="T11" style:family="text">
      <style:text-properties officeooo:rsid="0034b358"/>
    </style:style>
    <style:style style:name="T12" style:family="text">
      <style:text-properties officeooo:rsid="00365e99"/>
    </style:style>
    <style:style style:name="T13" style:family="text">
      <style:text-properties officeooo:rsid="003862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39b2972b-7fff-38d6-bf3f-eeb954ffca14"/>Experiment Code Documentation</text:p>
      <text:p text:style-name="P13">Introduction</text:p>
      <text:p text:style-name="P15">This document captures the experiment implementation details.</text:p>
      <text:p text:style-name="Text_20_body"/>
      <text:p text:style-name="P13">Code Details</text:p>
      <text:p text:style-name="P19"><text:span text:style-name="T5">A)-</text:span>File Name : <text:span text:style-name="T6">Index</text:span>.js</text:p>
      <text:p text:style-name="P19">File Description : <text:span text:style-name="T1">This file contains helper functions</text:span></text:p>
      <text:p text:style-name="P19"/>
      <text:p text:style-name="P5">1)-Function Name : <text:span text:style-name="T6">OFFAlgo</text:span></text:p>
      <text:p text:style-name="P5">Function Description : </text:p>
      <text:p text:style-name="P3">This function is used <text:span text:style-name="T6">for hiding the containers for algorithm that is passed via arguments.</text:span></text:p>
      <text:p text:style-name="P30"><text:span text:style-name="T6">2</text:span>)-Function Name : <text:span text:style-name="T6">ONAlgo</text:span></text:p>
      <text:p text:style-name="P30">Function Description : </text:p>
      <text:p text:style-name="P22">This function is used <text:span text:style-name="T6">for showing the containers for algorithm that is passed via arguments.</text:span></text:p>
      <text:p text:style-name="P11">3)-Function Name : <text:span text:style-name="T6">select Algo</text:span></text:p>
      <text:p text:style-name="P5">Function Description : </text:p>
      <text:p text:style-name="P3"><text:span text:style-name="T6">It is a onclick listener for Select the Algorithm.</text:span>This function is used <text:span text:style-name="T6">as a wrapper over <text:s/>1 , 2 and 10. This function is responsible for reinitializing the variables and proper switching between algorithms.</text:span></text:p>
      <text:p text:style-name="P6"><text:span text:style-name="T2">4</text:span>)-Function Name :<text:span text:style-name="T6">cancel Algo</text:span></text:p>
      <text:p text:style-name="P6">Function Description : </text:p>
      <text:p text:style-name="P22"><text:span text:style-name="T6">It is a onclick listener for Select Other Algorithm.</text:span>This function is <text:span text:style-name="T6">also </text:span>used <text:span text:style-name="T6">as a wrapper over <text:s/>1 , 2 and 10. This function is responsible for reinitializing the variables and graph and proper switching between algorithms.</text:span></text:p>
      <text:p text:style-name="P7"><text:span text:style-name="T3">5</text:span>)-Function Name : <text:span text:style-name="T6">Constructor </text:span></text:p>
      <text:p text:style-name="P7">Function Description : </text:p>
      <text:p text:style-name="P1">This function is <text:span text:style-name="T6">a constructor for points.</text:span></text:p>
      <text:p text:style-name="P8"><text:soft-page-break/><text:span text:style-name="T4">6</text:span>)-Function Name :<text:span text:style-name="T7">plot Graph</text:span></text:p>
      <text:p text:style-name="P8">Function Description : </text:p>
      <text:p text:style-name="P4">This function is used t<text:span text:style-name="T7">o update the graph with new data (or append the graph with new data).</text:span></text:p>
      <text:p text:style-name="P9"><text:span text:style-name="T5">7</text:span>)-Function Name : <text:span text:style-name="T7">remove testpoints</text:span></text:p>
      <text:p text:style-name="P9">Function Description : </text:p>
      <text:p text:style-name="P2">This function is used to <text:span text:style-name="T7">remove the user testpoints in the order they were placed (means in a FIFO order)</text:span></text:p>
      <text:p text:style-name="P9"><text:span text:style-name="T5">8</text:span>)-Function Name :<text:span text:style-name="T7">attach</text:span></text:p>
      <text:p text:style-name="P9">Function Description : </text:p>
      <text:p text:style-name="P2">This function is <text:span text:style-name="T7">responsible for making the graph user clickable by adding required event handlers.</text:span></text:p>
      <text:p text:style-name="P9"><text:span text:style-name="T5">9</text:span>)-Function Name :<text:span text:style-name="T7">click event</text:span></text:p>
      <text:p text:style-name="P9">Function Description : </text:p>
      <text:p text:style-name="P2">Functions used to <text:span text:style-name="T7">store the cooridnates of user click relative to graph position and plot it on the graph after setting the precision limit.</text:span></text:p>
      <text:p text:style-name="P9"><text:span text:style-name="T5">10</text:span>)-Function Name :<text:span text:style-name="T7">mouse over element</text:span></text:p>
      <text:p text:style-name="P9">Function Description : </text:p>
      <text:p text:style-name="P17">This function is used <text:span text:style-name="T7">to display the coordinates of cursor over the graph and display it in the html element.It only works if the testpoint toggle button is clicked</text:span></text:p>
      <text:p text:style-name="P10"><text:span text:style-name="T5">11</text:span>)-Function Name :<text:span text:style-name="T7">Init load</text:span></text:p>
      <text:p text:style-name="P20">Function Description : </text:p>
      <text:p text:style-name="P18">This function is <text:span text:style-name="T7">main transition cleaner and initialzer for algorithms. It closes both the algorithms and intializes all the global variables and the grpah.</text:span></text:p>
      <text:p text:style-name="P12"/>
      <text:p text:style-name="P12"/>
      <text:p text:style-name="P12"/>
      <text:p text:style-name="P12"><text:soft-page-break/>12)-Function Name :<text:span text:style-name="T8">load Random traces</text:span></text:p>
      <text:p text:style-name="P20">Function Description : </text:p>
      <text:p text:style-name="P35">This function is <text:span text:style-name="T8">a onclick listner of button Load. It is used to load the <text:s/>dataSet on graph that is selected from dropdown.It also keeps trak of which and how many traces are loaded.</text:span></text:p>
      <text:p text:style-name="P12">13)-Function Name : <text:span text:style-name="T8">Euclidiean Distance</text:span></text:p>
      <text:p text:style-name="P21">Function Description : </text:p>
      <text:p text:style-name="P16">This function is used to <text:span text:style-name="T8">calculate 2D distance between two points based on the algoithm given by Euclidien. </text:span></text:p>
      <text:p text:style-name="P10"><text:span text:style-name="T5">14</text:span>)-Function Name :<text:span text:style-name="T8">Calculate Centroids</text:span></text:p>
      <text:p text:style-name="P21">Function Description : </text:p>
      <text:p text:style-name="P16">This function is <text:span text:style-name="T9">usedt o calculate centroid of the points passed to it.</text:span></text:p>
      <text:p text:style-name="P29"/>
      <text:p text:style-name="P39"><text:span text:style-name="T10">B)-</text:span>File Name : <text:span text:style-name="T10">kmeans</text:span>.js</text:p>
      <text:p text:style-name="P39">File Description : <text:span text:style-name="T1">This file contains functions related to kmeans algorithm</text:span></text:p>
      <text:p text:style-name="P39"/>
      <text:p text:style-name="P31">1)-Function Name : <text:span text:style-name="T10">check Convergence</text:span></text:p>
      <text:p text:style-name="P31">Function Description : </text:p>
      <text:p text:style-name="P23">This function is <text:span text:style-name="T10">checking whether the algorithm kmeans is converged or not by comparing the just previous centroid with current centroids.If same ,then converged otherwise not.</text:span></text:p>
      <text:p text:style-name="P31"><text:span text:style-name="T6">2</text:span>)-Function Name : <text:span text:style-name="T10">kmeans</text:span></text:p>
      <text:p text:style-name="P31">Function Description : </text:p>
      <text:p text:style-name="P28">This function is the crux of the algorithm. It first check the convergence and then accoridngly proceed.If algorithm not converges, then it first assign each point to some cluster based on euclidien distance from centroid and if the iteration number is not 1 then it updates all the points (that is in dataset<text:span text:style-name="T13">(random traces)</text:span> initially) based on centroids (for 1st itertaion the points have already assigned the cluster at time of initialization in startIteration function). After it the new centroids are calculated and previous one is stored for checking convergence purposes.</text:p>
      <text:p text:style-name="P31"><text:soft-page-break/>3)-Function Name : <text:span text:style-name="T10">utility Plot</text:span></text:p>
      <text:p text:style-name="P31">Function Description : </text:p>
      <text:p text:style-name="P26">This function plot the points after each iterations based on cluster (variable K) <text:span text:style-name="T11">passed as argument</text:span></text:p>
      <text:p text:style-name="P31"><text:span text:style-name="T2">4</text:span>)-Function Name :<text:span text:style-name="T11">plot iteration points</text:span></text:p>
      <text:p text:style-name="P31">Function Description : </text:p>
      <text:p text:style-name="P27">This function is a wrapper over 4. It seperate out points based on cluster they are in and then called utlity plot with corresponding cluster.</text:p>
      <text:p text:style-name="P31"><text:span text:style-name="T3">5</text:span>)-Function Name : <text:span text:style-name="T11">make Objects </text:span></text:p>
      <text:p text:style-name="P31">Function Description : </text:p>
      <text:p text:style-name="P23">This function <text:span text:style-name="T11">is used for storing the loaded random traces in a variable for algorithm processing</text:span></text:p>
      <text:p text:style-name="P31"><text:span text:style-name="T4">6</text:span>)-Function Name :KMeans_startIteration</text:p>
      <text:p text:style-name="P31">Function Description : </text:p>
      <text:p text:style-name="P23">This function <text:span text:style-name="T11">is a onclick listener for start button and it is a wrapper over 5. It also calculate the intial seed centroids and then call kmeans algorithm on it.</text:span></text:p>
      <text:p text:style-name="P31"><text:span text:style-name="T5">7</text:span>)-Function Name : KMeans_<text:span text:style-name="T11">next</text:span>Iteration</text:p>
      <text:p text:style-name="P31">Function Description : </text:p>
      <text:p text:style-name="P24">This function <text:span text:style-name="T11">is a onclick listener for next button .It just call kmeans algorithm and plot the points according to it.</text:span></text:p>
      <text:p text:style-name="P32"><text:span text:style-name="T5">8</text:span>)-Function Name :KMeans_<text:span text:style-name="T12">finish</text:span>Iteration</text:p>
      <text:p text:style-name="P31">Function Description : </text:p>
      <text:p text:style-name="P37">This function <text:span text:style-name="T11">is a onclick listener for finish button .It just call kmeans algorithm based on the status it recived.</text:span></text:p>
      <text:p text:style-name="P39"/>
      <text:p text:style-name="P40"/>
      <text:p text:style-name="P40"><text:span text:style-name="T5">A)-</text:span>File Name : <text:span text:style-name="T13">prims</text:span>.js</text:p>
      <text:p text:style-name="P40">File Description : <text:span text:style-name="T1">This file contains prims algorithm implementation</text:span></text:p>
      <text:p text:style-name="P40"><text:soft-page-break/></text:p>
      <text:p text:style-name="P33">1)-Function Name : <text:span text:style-name="T6">OFFAlgo</text:span></text:p>
      <text:p text:style-name="P33">Function Description : </text:p>
      <text:p text:style-name="P25">This function is used <text:span text:style-name="T6">for hiding the containers for algorithm that is passed via arguments.</text:span></text:p>
      <text:p text:style-name="P33"><text:span text:style-name="T6">2</text:span>)-Function Name : <text:span text:style-name="T6">ONAlgo</text:span></text:p>
      <text:p text:style-name="P33">Function Description : </text:p>
      <text:p text:style-name="P25">This function is used <text:span text:style-name="T6">for showing the containers for algorithm that is passed via arguments.</text:span></text:p>
      <text:p text:style-name="P33">3)-Function Name : <text:span text:style-name="T6">select Algo</text:span></text:p>
      <text:p text:style-name="P33">Function Description : </text:p>
      <text:p text:style-name="P25"><text:span text:style-name="T6">It is a onclick listener for Select the Algorithm.</text:span>This function is used <text:span text:style-name="T6">as a wrapper over <text:s/>1 , 2 and 10. This function is responsible for reinitializing the variables and proper switching between algorithms.</text:span></text:p>
      <text:p text:style-name="P33"><text:span text:style-name="T2">4</text:span>)-Function Name :<text:span text:style-name="T6">cancel Algo</text:span></text:p>
      <text:p text:style-name="P33">Function Description : </text:p>
      <text:p text:style-name="P25"><text:span text:style-name="T6">It is a onclick listener for Select Other Algorithm.</text:span>This function is <text:span text:style-name="T6">also </text:span>used <text:span text:style-name="T6">as a wrapper over <text:s/>1 , 2 and 10. This function is responsible for reinitializing the variables and graph and proper switching between algorithms.</text:span></text:p>
      <text:p text:style-name="P33"><text:span text:style-name="T3">5</text:span>)-Function Name : <text:span text:style-name="T6">Constructor </text:span></text:p>
      <text:p text:style-name="P33">Function Description : </text:p>
      <text:p text:style-name="P25">This function is <text:span text:style-name="T6">a constructor for points.</text:span></text:p>
      <text:p text:style-name="P33"><text:span text:style-name="T4">6</text:span>)-Function Name :<text:span text:style-name="T7">plot Graph</text:span></text:p>
      <text:p text:style-name="P33">Function Description : </text:p>
      <text:p text:style-name="P25">This function is used t<text:span text:style-name="T7">o update the graph with new data (or append the graph with new data).</text:span></text:p>
      <text:p text:style-name="P33"><text:span text:style-name="T5">7</text:span>)-Function Name : <text:span text:style-name="T7">remove testpoints</text:span></text:p>
      <text:p text:style-name="P33">Function Description : </text:p>
      <text:p text:style-name="P25"><text:soft-page-break/>This function is used to <text:span text:style-name="T7">remove the user testpoints in the order they were placed (means in a FIFO order)</text:span></text:p>
      <text:p text:style-name="P33"><text:span text:style-name="T5">8</text:span>)-Function Name :<text:span text:style-name="T7">attach</text:span></text:p>
      <text:p text:style-name="P33">Function Description : </text:p>
      <text:p text:style-name="P38">This function is <text:span text:style-name="T7">responsible for making the graph user clickable by adding required event handlers.</text:span></text:p>
      <text:p text:style-name="P39"/>
      <text:p text:style-name="P13">Other detail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28:24.731223480</meta:creation-date>
    <dc:date>2019-07-12T12:19:09.866977427</dc:date>
    <meta:editing-duration>PT1H20M14S</meta:editing-duration>
    <meta:editing-cycles>23</meta:editing-cycles>
    <meta:generator>LibreOffice/6.0.7.3$Linux_X86_64 LibreOffice_project/00m0$Build-3</meta:generator>
    <meta:document-statistic meta:table-count="0" meta:image-count="0" meta:object-count="0" meta:page-count="6" meta:paragraph-count="101" meta:word-count="981" meta:character-count="6246" meta:non-whitespace-character-count="5327"/>
  </office:meta>
</office:document-meta>
</file>